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MS Mincho" svg:font-family="'MS Mincho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8.498cm" fo:min-width="12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698cm" fo:min-width="10.848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7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689cm" fo:min-width="9.24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73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objectwithoutfill">
      <style:graphic-properties draw:marker-end="Arrow" draw:marker-end-width="0.2cm" draw:fill="solid" draw:textarea-vertical-align="middle"/>
    </style:style>
    <style:style style:name="gr99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00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01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09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fill="none" draw:textarea-vertical-align="middle" draw:auto-grow-height="false" fo:min-height="1.742cm" fo:min-width="0cm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6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8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30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2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4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6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40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1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3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4" style:family="paragraph">
      <loext:graphic-properties draw:fill="none"/>
      <style:paragraph-properties fo:text-align="center"/>
    </style:style>
    <style:style style:name="P45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53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22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76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49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5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69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5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1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3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499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53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33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02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56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35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04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58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49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5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1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399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21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2" draw:text-style-name="P12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3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4" draw:text-style-name="P15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5" draw:text-style-name="P5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6" draw:text-style-name="P5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7" draw:text-style-name="P5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12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3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8" draw:text-style-name="P15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3" draw:text-style-name="P14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9" draw:text-style-name="P16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0" draw:text-style-name="P5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7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5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3" draw:text-style-name="P5" draw:layer="layout" svg:width="1.96cm" svg:height="0.868cm" svg:x="12.842cm" svg:y="10.518cm">
            <text:p text:style-name="P4"><text:span text:style-name="T18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4" draw:text-style-name="P5" xml:id="id6" draw:id="id6" draw:layer="layout" svg:width="1.768cm" svg:height="1.336cm" svg:x="12.132cm" svg:y="5.52cm">
            <text:p text:style-name="P4"><text:span text:style-name="T18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5" draw:text-style-name="P5" draw:layer="layout" svg:width="1.768cm" svg:height="1.336cm" svg:x="12.025cm" svg:y="14.238cm">
            <text:p text:style-name="P4"><text:span text:style-name="T18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6" draw:text-style-name="P5" draw:layer="layout" svg:width="1.768cm" svg:height="1.336cm" svg:x="9.639cm" svg:y="13.756cm">
            <text:p text:style-name="P4"><text:span text:style-name="T18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37" draw:text-style-name="P5" draw:layer="layout" svg:width="2.722cm" svg:height="0.743cm" svg:x="8.007cm" svg:y="4.057cm">
            <text:p text:style-name="P4"><text:span text:style-name="T18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8" draw:text-style-name="P5" draw:layer="layout" svg:width="2.214cm" svg:height="1.168cm" svg:x="7.768cm" svg:y="7.632cm">
            <text:p text:style-name="P4"><text:span text:style-name="T18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9" draw:text-style-name="P5" draw:layer="layout" svg:width="2.386cm" svg:height="1.09cm" svg:x="15.532cm" svg:y="5.52cm">
            <text:p text:style-name="P4"><text:span text:style-name="T18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40" draw:text-style-name="P1" draw:layer="layout" svg:x1="15.734cm" svg:y1="6.556cm" svg:x2="18.142cm" svg:y2="6.556cm">
            <text:p/>
          </draw:line>
          <draw:custom-shape draw:name="CustomShape 28" draw:style-name="gr41" draw:text-style-name="P5" draw:layer="layout" svg:width="2.386cm" svg:height="1.09cm" svg:x="15.532cm" svg:y="8.72cm">
            <text:p text:style-name="P4"><text:span text:style-name="T18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42" draw:text-style-name="P5" draw:layer="layout" svg:width="2.386cm" svg:height="1.09cm" svg:x="15.532cm" svg:y="13.22cm">
            <text:p text:style-name="P4"><text:span text:style-name="T18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" draw:layer="layout" svg:x1="15.717cm" svg:y1="9.739cm" svg:x2="18.125cm" svg:y2="9.739cm">
            <text:p/>
          </draw:line>
          <draw:line draw:name="Line 31" draw:style-name="gr40" draw:text-style-name="P1" draw:layer="layout" svg:x1="15.725cm" svg:y1="14.216cm" svg:x2="18.133cm" svg:y2="14.216cm">
            <text:p/>
          </draw:line>
          <draw:line draw:name="Line 33" draw:style-name="gr40" draw:text-style-name="P1" draw:layer="layout" svg:x1="8.082cm" svg:y1="7.4cm" svg:x2="8.082cm" svg:y2="9.108cm">
            <text:p/>
          </draw:line>
          <draw:line draw:name="Line 34" draw:style-name="gr43" draw:text-style-name="P1" draw:layer="layout" svg:x1="8.007cm" svg:y1="3.969cm" svg:x2="8.016cm" svg:y2="5.81cm">
            <text:p/>
          </draw:line>
          <draw:custom-shape draw:name="CustomShape 35" draw:style-name="gr44" draw:text-style-name="P1" draw:layer="layout" svg:width="5.752cm" svg:height="0.001cm" draw:transform="rotate (-1.5707963267949) translate (11.388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45" draw:text-style-name="P1" draw:layer="layout" svg:x1="9.067cm" svg:y1="9.739cm" svg:x2="10.4cm" svg:y2="9.756cm">
            <text:p/>
          </draw:line>
          <draw:line draw:name="Line 37" draw:style-name="gr45" draw:text-style-name="P1" draw:layer="layout" svg:x1="9.067cm" svg:y1="6.556cm" svg:x2="10.4cm" svg:y2="6.556cm">
            <text:p/>
          </draw:line>
          <draw:custom-shape draw:name="CustomShape 38" draw:style-name="gr46" draw:text-style-name="P5" draw:layer="layout" svg:width="1.515cm" svg:height="0.745cm" svg:x="7.375cm" svg:y="6.1cm">
            <text:p text:style-name="P4"><text:span text:style-name="T19">SS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7" draw:text-style-name="P5" draw:layer="layout" svg:width="1.515cm" svg:height="0.745cm" svg:x="10.669cm" svg:y="6.085cm">
            <text:p text:style-name="P4"><text:span text:style-name="T19">ST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8" draw:text-style-name="P5" draw:layer="layout" svg:width="1.515cm" svg:height="0.745cm" svg:x="14.018cm" svg:y="6.051cm">
            <text:p text:style-name="P4"><text:span text:style-name="T19">B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5" draw:layer="layout" svg:width="1.515cm" svg:height="0.745cm" svg:x="7.358cm" svg:y="9.357cm">
            <text:p text:style-name="P4"><text:span text:style-name="T19">SS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5" draw:layer="layout" svg:width="1.515cm" svg:height="0.745cm" svg:x="10.652cm" svg:y="9.341cm">
            <text:p text:style-name="P4"><text:span text:style-name="T19">ST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51" draw:text-style-name="P5" draw:layer="layout" svg:width="1.515cm" svg:height="0.745cm" svg:x="14.002cm" svg:y="9.307cm">
            <text:p text:style-name="P4"><text:span text:style-name="T19">B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2" draw:text-style-name="P5" draw:layer="layout" svg:width="1.515cm" svg:height="0.745cm" svg:x="13.96cm" svg:y="13.723cm">
            <text:p text:style-name="P4"><text:span text:style-name="T19">B</text:span><text:span text:style-name="T20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53" draw:text-style-name="P1" draw:layer="layout" svg:x1="11.382cm" svg:y1="7.302cm" svg:x2="11.389cm" svg:y2="9.01cm">
            <text:p/>
          </draw:line>
          <draw:connector draw:style-name="gr54" draw:text-style-name="P18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40" draw:text-style-name="P1" draw:layer="layout" svg:x1="12.43cm" svg:y1="9.755cm" svg:x2="13.765cm" svg:y2="9.755cm">
            <text:p/>
          </draw:line>
          <draw:connector draw:style-name="gr54" draw:text-style-name="P18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55" draw:text-style-name="P5" xml:id="id4" draw:id="id4" draw:layer="layout" svg:width="2.722cm" svg:height="0.743cm" svg:x="1.432cm" svg:y="3.2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56" draw:text-style-name="P18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57" draw:text-style-name="P5" draw:layer="layout" svg:width="2.722cm" svg:height="0.743cm" svg:x="0.432cm" svg:y="5.02cm">
            <text:p text:style-name="P4"><text:span text:style-name="T18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58" draw:text-style-name="P5" draw:layer="layout" svg:width="2.722cm" svg:height="0.743cm" svg:x="10.378cm" svg:y="2.457cm">
            <text:p text:style-name="P4"><text:span text:style-name="T18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custom-shape draw:style-name="gr59" draw:text-style-name="P19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0" draw:layer="layout" svg:width="2.686cm" svg:height="0.962cm" svg:x="4.6cm" svg:y="0.6cm">
            <draw:text-box>
              <text:p><text:span text:style-name="T21">fordyn(</text:span><text:span text:style-name="T21">)</text:span></text:p>
            </draw:text-box>
          </draw:frame>
          <draw:frame draw:style-name="gr61" draw:text-style-name="P20" draw:layer="layout" svg:width="2.826cm" svg:height="0.962cm" svg:x="5.714cm" svg:y="4.2cm">
            <draw:text-box>
              <text:p><text:span text:style-name="T21">growth</text:span><text:span text:style-name="T21">()</text:span></text:p>
            </draw:text-box>
          </draw:frame>
          <draw:custom-shape draw:style-name="gr62" draw:text-style-name="P1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63" draw:text-style-name="P21" draw:layer="layout" svg:width="3.321cm" svg:height="0.878cm" svg:x="11.679cm" svg:y="2.322cm">
            <draw:text-box>
              <text:p><text:span text:style-name="T22">recruit</text:span><text:span text:style-name="T22">ment</text:span></text:p>
            </draw:text-box>
          </draw:frame>
          <draw:frame draw:style-name="gr64" draw:text-style-name="P20" draw:layer="layout" svg:width="2.403cm" svg:height="0.962cm" svg:x="6.974cm" svg:y="6.838cm">
            <draw:text-box>
              <text:p><text:span text:style-name="T21">spwb()</text:span></text:p>
            </draw:text-box>
          </draw:frame>
          <draw:custom-shape draw:style-name="gr65" draw:text-style-name="P19" draw:layer="layout" svg:width="13.2cm" svg:height="8.8cm" svg:x="7cm" svg:y="7.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23" draw:layer="layout" svg:width="7.669cm" svg:height="2.015cm" svg:x="10.5cm" svg:y="5.485cm">
            <draw:text-box>
              <text:p text:style-name="P22"><text:span text:style-name="T23">carbon </text:span><text:span text:style-name="T23">balance</text:span></text:p>
              <text:p text:style-name="P22"><text:span text:style-name="T23">tissue </text:span><text:span text:style-name="T23">growth </text:span><text:span text:style-name="T23">and </text:span><text:span text:style-name="T23">senesce</text:span><text:span text:style-name="T23">nce</text:span></text:p>
              <text:p text:style-name="P22"><text:span text:style-name="T23">mortalit</text:span><text:span text:style-name="T23">y</text:span></text:p>
            </draw:text-box>
          </draw:frame>
          <draw:frame draw:style-name="gr67" draw:text-style-name="P23" draw:layer="layout" svg:width="5.121cm" svg:height="3.779cm" svg:x="13.4cm" svg:y="11.8cm">
            <draw:text-box>
              <text:p text:style-name="P22"><text:span text:style-name="T23">soil </text:span><text:span text:style-name="T23">hydrolo</text:span><text:span text:style-name="T23">gy</text:span></text:p>
              <text:p text:style-name="P22"><text:span text:style-name="T23">rainfall </text:span><text:span text:style-name="T23">intercep</text:span><text:span text:style-name="T23">tion</text:span></text:p>
              <text:p text:style-name="P22"><text:span text:style-name="T23">soil </text:span><text:span text:style-name="T23">water </text:span><text:span text:style-name="T23">balance</text:span></text:p>
              <text:p text:style-name="P24"><text:span text:style-name="T23">plant </text:span><text:span text:style-name="T23">water </text:span><text:span text:style-name="T23">balance</text:span></text:p>
              <text:p text:style-name="P22"><text:span text:style-name="T23">leaf </text:span><text:span text:style-name="T23">phenolo</text:span><text:span text:style-name="T23">gy</text:span></text:p>
              <text:p text:style-name="P22"><text:span text:style-name="T23">plant </text:span><text:span text:style-name="T23">transpir</text:span><text:span text:style-name="T23">ation</text:span></text:p>
            </draw:text-box>
          </draw:frame>
          <draw:custom-shape draw:style-name="gr68" draw:text-style-name="P19" draw:layer="layout" svg:width="11.4cm" svg:height="7cm" svg:x="8cm" svg:y="9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5" draw:layer="layout" svg:width="2.813cm" svg:height="0.839cm" svg:x="7.8cm" svg:y="8.161cm">
            <draw:text-box>
              <text:p><text:span text:style-name="T24">advance</text:span><text:span text:style-name="T24">d</text:span></text:p>
            </draw:text-box>
          </draw:frame>
          <draw:frame draw:style-name="gr70" draw:text-style-name="P23" draw:layer="layout" svg:width="5.121cm" svg:height="2.015cm" svg:x="11.753cm" svg:y="9.266cm">
            <draw:text-box>
              <text:p text:style-name="P22"><text:span text:style-name="T23">energy </text:span><text:span text:style-name="T23">balance</text:span></text:p>
              <text:p text:style-name="P22"><text:span text:style-name="T23">plant </text:span><text:span text:style-name="T23">hydrauli</text:span><text:span text:style-name="T23">cs</text:span></text:p>
              <text:p text:style-name="P22"><text:span text:style-name="T23">photosy</text:span><text:span text:style-name="T23">nthesis</text:span></text:p>
            </draw:text-box>
          </draw:frame>
          <draw:custom-shape draw:style-name="gr71" draw:text-style-name="P19" draw:layer="layout" svg:width="9.8cm" svg:height="3.991cm" svg:x="8.8cm" svg:y="11.6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5" draw:layer="layout" svg:width="2.813cm" svg:height="0.839cm" svg:x="8.801cm" svg:y="10.762cm">
            <draw:text-box>
              <text:p><text:span text:style-name="T24">basic</text:span></text:p>
            </draw:text-box>
          </draw:frame>
          <draw:frame draw:style-name="gr72" draw:text-style-name="P21" draw:layer="layout" svg:width="5.358cm" svg:height="0.878cm" svg:x="10.642cm" svg:y="3.322cm">
            <draw:text-box>
              <text:p><text:span text:style-name="T22">forest </text:span><text:span text:style-name="T22">manag</text:span><text:span text:style-name="T22">ement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3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74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5" draw:text-style-name="P7" draw:layer="layout" svg:width="4.9cm" svg:height="1.476cm" svg:x="7.5cm" svg:y="1.724cm">
          <text:p text:style-name="P6"><text:span text:style-name="T2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7" draw:layer="layout" svg:width="5.696cm" svg:height="1.476cm" svg:x="20.004cm" svg:y="1.724cm">
          <text:p text:style-name="P6"><text:span text:style-name="T2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7" draw:text-style-name="P27" xml:id="id11" draw:id="id11" draw:layer="layout" svg:width="4.2cm" svg:height="0.79cm" svg:x="7.6cm" svg:y="3.925cm">
          <text:p text:style-name="P26"><text:span text:style-name="T2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29" xml:id="id9" draw:id="id9" draw:layer="layout" svg:width="5.53cm" svg:height="1.044cm" svg:x="19.67cm" svg:y="8.443cm">
          <text:p text:style-name="P28"><text:span text:style-name="T2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9" draw:text-style-name="P27" xml:id="id8" draw:id="id8" draw:layer="layout" svg:width="4cm" svg:height="1.026cm" svg:x="7.6cm" svg:y="5.817cm">
          <text:p text:style-name="P26"><text:span text:style-name="T2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0" draw:text-style-name="P31" draw:layer="layout" svg:width="4.052cm" svg:height="0.952cm" svg:x="13.448cm" svg:y="3.6cm">
          <text:p text:style-name="P30"><text:span text:style-name="T2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1" draw:text-style-name="P33" xml:id="id10" draw:id="id10" draw:layer="layout" svg:width="4.386cm" svg:height="0.897cm" svg:x="19.614cm" svg:y="5.903cm">
          <text:p text:style-name="P32"><text:span text:style-name="T2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2" draw:text-style-name="P31" draw:layer="layout" svg:width="5.4cm" svg:height="0.6cm" svg:x="12.6cm" svg:y="9.657cm">
          <text:p text:style-name="P30"><text:span text:style-name="T2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3" draw:text-style-name="P27" xml:id="id13" draw:id="id13" draw:layer="layout" svg:width="3.6cm" svg:height="1.026cm" svg:x="6.8cm" svg:y="12.507cm">
          <text:p text:style-name="P26"><text:span text:style-name="T2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4" draw:text-style-name="P27" xml:id="id16" draw:id="id16" draw:layer="layout" svg:width="5.066cm" svg:height="1.026cm" svg:x="19.527cm" svg:y="13.123cm">
          <text:p text:style-name="P26"><text:span text:style-name="T2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2" draw:text-style-name="P31" draw:layer="layout" svg:width="5.4cm" svg:height="0.6cm" svg:x="12.8cm" svg:y="14.4cm">
          <text:p text:style-name="P30"><text:span text:style-name="T2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5" draw:text-style-name="P27" xml:id="id14" draw:id="id14" draw:layer="layout" svg:width="5.537cm" svg:height="1.026cm" svg:x="19.472cm" svg:y="11.368cm">
          <text:p text:style-name="P26"><text:span text:style-name="T2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6" draw:text-style-name="P29" xml:id="id15" draw:id="id15" draw:layer="layout" svg:width="3.51cm" svg:height="1.304cm" svg:x="8.69cm" svg:y="11.268cm">
          <text:p text:style-name="P28"><text:span text:style-name="T2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2" draw:text-style-name="P31" draw:layer="layout" svg:width="5.4cm" svg:height="0.6cm" svg:x="13cm" svg:y="8.22cm">
          <text:p text:style-name="P30"><text:span text:style-name="T2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7" draw:text-style-name="P31" draw:layer="layout" svg:width="5.8cm" svg:height="0.952cm" svg:x="12.6cm" svg:y="5.585cm">
          <text:p text:style-name="P30"><text:span text:style-name="T2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8" draw:text-style-name="P1" draw:layer="layout" svg:x1="11.484cm" svg:y1="5.817cm" svg:x2="10.468cm" svg:y2="4.718cm">
          <text:p/>
        </draw:line>
        <draw:line draw:name="Line 29" draw:style-name="gr89" draw:text-style-name="P1" draw:layer="layout" svg:x1="13.516cm" svg:y1="12.284cm" svg:x2="18.527cm" svg:y2="13.808cm">
          <text:p/>
        </draw:line>
        <draw:custom-shape draw:name="CustomShape 30" draw:style-name="gr90" draw:text-style-name="P1" draw:layer="layout" svg:width="4.854cm" svg:height="0.137cm" svg:x="13.716cm" svg:y="11.15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1" draw:text-style-name="P31" draw:layer="layout" svg:width="5.2cm" svg:height="0.952cm" svg:x="13cm" svg:y="11.238cm">
          <text:p text:style-name="P30"><text:span text:style-name="T2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27" xml:id="id17" draw:id="id17" draw:layer="layout" svg:width="5.391cm" svg:height="1.086cm" svg:x="19.409cm" svg:y="15.959cm">
          <text:p text:style-name="P26"><text:span text:style-name="T2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88" draw:text-style-name="P1" draw:layer="layout" svg:x1="11.484cm" svg:y1="11.268cm" svg:x2="10.214cm" svg:y2="4.718cm">
          <text:p/>
        </draw:line>
        <draw:custom-shape draw:name="CustomShape 35" draw:style-name="gr93" draw:text-style-name="P1" draw:layer="layout" svg:width="5.404cm" svg:height="0.003cm" svg:x="13.508cm" svg:y="5.70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4" draw:text-style-name="P35" draw:layer="layout" svg:width="5.909cm" svg:height="0.718cm" svg:x="12.891cm" svg:y="2.424cm">
          <text:p text:style-name="P34"><text:span text:style-name="T2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88" draw:text-style-name="P1" draw:layer="layout" svg:x1="21.782cm" svg:y1="12.538cm" svg:x2="22.798cm" svg:y2="13.3cm">
          <text:p/>
        </draw:line>
        <draw:custom-shape draw:name="CustomShape 42" draw:style-name="gr95" draw:text-style-name="P37" draw:layer="layout" svg:width="5.2cm" svg:height="0.6cm" svg:x="13cm" svg:y="12.884cm">
          <text:p text:style-name="P36"><text:span text:style-name="T2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6" draw:text-style-name="P27" xml:id="id18" draw:id="id18" draw:layer="layout" svg:width="4.937cm" svg:height="1.521cm" svg:x="7.663cm" svg:y="15.7cm">
          <text:p text:style-name="P26"><text:span text:style-name="T2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9" draw:text-style-name="P1" draw:layer="layout" svg:x1="8.182cm" svg:y1="12.03cm" svg:x2="9.51cm" svg:y2="4.615cm">
          <text:p/>
        </draw:line>
        <draw:custom-shape draw:name="CustomShape 45" draw:style-name="gr97" draw:text-style-name="P31" draw:layer="layout" svg:width="5.6cm" svg:height="0.952cm" svg:x="13cm" svg:y="15.5cm">
          <text:p text:style-name="P30"><text:span text:style-name="T2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9" draw:text-style-name="P1" draw:layer="layout" svg:x1="10.368cm" svg:y1="10.406cm" svg:x2="8.69cm" svg:y2="12.03cm">
          <text:p/>
        </draw:line>
        <draw:line draw:name="Line 47" draw:style-name="gr89" draw:text-style-name="P1" draw:layer="layout" svg:x1="0cm" svg:y1="0cm" svg:x2="0.001cm" svg:y2="0.001cm">
          <text:p/>
        </draw:line>
        <draw:connector draw:style-name="gr98" draw:text-style-name="P38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99" draw:text-style-name="P38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100" draw:text-style-name="P38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98" draw:text-style-name="P38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98" draw:text-style-name="P38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98" draw:text-style-name="P38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98" draw:text-style-name="P38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98" draw:text-style-name="P38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81" draw:text-style-name="P29" xml:id="id12" draw:id="id12" draw:layer="layout" svg:width="4.386cm" svg:height="0.897cm" svg:x="19.614cm" svg:y="3.903cm">
          <text:p text:style-name="P28"><text:span text:style-name="T2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custom-shape draw:style-name="gr101" draw:text-style-name="P40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02" draw:text-style-name="P42" draw:layer="layout" svg:width="2.4cm" svg:height="1.026cm" svg:x="0cm" svg:y="0cm">
            <text:p text:style-name="P41"><text:span text:style-name="T29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03" draw:text-style-name="P42" draw:layer="layout" svg:width="2.4cm" svg:height="0.8cm" svg:x="4.7cm" svg:y="0cm">
            <text:p text:style-name="P41"><text:span text:style-name="T29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03" draw:text-style-name="P42" draw:layer="layout" svg:width="2.4cm" svg:height="0.8cm" svg:x="9.5cm" svg:y="0cm">
            <text:p text:style-name="P41"><text:span text:style-name="T29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03" draw:text-style-name="P42" draw:layer="layout" svg:width="2.4cm" svg:height="0.8cm" svg:x="14.2cm" svg:y="0cm">
            <text:p text:style-name="P41"><text:span text:style-name="T29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03" draw:text-style-name="P42" draw:layer="layout" svg:width="2.4cm" svg:height="0.8cm" svg:x="19cm" svg:y="0cm">
            <text:p text:style-name="P41"><text:span text:style-name="T29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03" draw:text-style-name="P42" draw:layer="layout" svg:width="2.4cm" svg:height="0.8cm" svg:x="23.9cm" svg:y="0cm">
            <text:p text:style-name="P41"><text:span text:style-name="T30">1</text:span><text:span text:style-name="T29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04" draw:text-style-name="P31" xml:id="id20" draw:id="id20" draw:layer="layout" svg:width="1.8cm" svg:height="0.9cm" svg:x="0cm" svg:y="2.4cm">
            <text:p text:style-name="P30"><text:span text:style-name="T31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05" draw:text-style-name="P31" xml:id="id21" draw:id="id21" draw:layer="layout" svg:width="2.2cm" svg:height="0.9cm" svg:x="0cm" svg:y="3.399cm">
            <text:p text:style-name="P30"><text:span text:style-name="T31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06" draw:text-style-name="P31" xml:id="id23" draw:id="id23" draw:layer="layout" svg:width="2cm" svg:height="0.9cm" svg:x="0cm" svg:y="4.373cm">
            <text:p text:style-name="P30"><text:span text:style-name="T31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07" draw:text-style-name="P31" xml:id="id19" draw:id="id19" draw:layer="layout" svg:width="2.6cm" svg:height="1.4cm" svg:x="3cm" svg:y="2.1cm">
            <text:p text:style-name="P30"><text:span text:style-name="T32">Shrub </text:span><text:span text:style-name="T32">allometric </text:span><text:span text:style-name="T32">coeff.</text:span></text:p>
            <text:p text:style-name="P30"><text:span text:style-name="T31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8" draw:text-style-name="P43" draw:layer="layout" draw:type="line" svg:x1="3cm" svg:y1="2.8cm" svg:x2="1.8cm" svg:y2="2.85cm" draw:start-shape="id19" draw:start-glue-point="3" draw:end-shape="id20" draw:end-glue-point="1" svg:d="M3000 2800l-1200 50" svg:viewBox="0 0 1201 51">
            <text:p/>
          </draw:connector>
          <draw:connector draw:style-name="gr108" draw:text-style-name="P43" draw:layer="layout" draw:type="line" svg:x1="3cm" svg:y1="2.8cm" svg:x2="2.2cm" svg:y2="3.849cm" draw:start-shape="id19" draw:start-glue-point="3" draw:end-shape="id21" draw:end-glue-point="1" svg:d="M3000 2800l-800 1049" svg:viewBox="0 0 801 1050">
            <text:p/>
          </draw:connector>
          <draw:custom-shape draw:name="CustomShape 8_10" draw:style-name="gr104" draw:text-style-name="P27" xml:id="id25" draw:id="id25" draw:layer="layout" svg:width="1.8cm" svg:height="0.9cm" svg:x="0.1cm" svg:y="11.8cm">
            <text:p text:style-name="P26"><text:span text:style-name="T31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07" draw:text-style-name="P31" xml:id="id22" draw:id="id22" draw:layer="layout" svg:width="2.6cm" svg:height="1.4cm" svg:x="7.2cm" svg:y="3cm">
            <text:p text:style-name="P30"><text:span text:style-name="T32">Tree allometric coeff.</text:span></text:p>
            <text:p text:style-name="P30"><text:span text:style-name="T31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7.2cm" svg:y1="3.7cm" svg:x2="2cm" svg:y2="4.823cm" draw:start-shape="id22" draw:start-glue-point="3" draw:end-shape="id23" draw:end-glue-point="1" svg:d="M7200 3700l-5200 1123" svg:viewBox="0 0 5201 1124">
            <text:p/>
          </draw:connector>
          <draw:custom-shape draw:name="CustomShape 8_12" draw:style-name="gr110" draw:text-style-name="P27" xml:id="id24" draw:id="id24" draw:layer="layout" svg:width="3.5cm" svg:height="1.2cm" svg:x="16.2cm" svg:y="8.486cm">
            <text:p text:style-name="P26"><text:span text:style-name="T31">StemA</text:span><text:span text:style-name="T31">F/</text:span><text:span text:style-name="T31">condui</text:span><text:span text:style-name="T31">t2sapw</text:span><text:span text:style-name="T31">ood</text:span></text:p>
            <text:p text:style-name="P26"><text:span text:style-name="T31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6.2cm" svg:y1="9.086cm" svg:x2="1.9cm" svg:y2="12.25cm" draw:start-shape="id24" draw:start-glue-point="3" draw:end-shape="id25" draw:end-glue-point="1" svg:d="M16200 9086l-14300 3164" svg:viewBox="0 0 14301 3165">
            <text:p/>
          </draw:connector>
          <draw:custom-shape draw:name="CustomShape 8_13" draw:style-name="gr111" draw:text-style-name="P27" xml:id="id53" draw:id="id53" draw:layer="layout" svg:width="3.2cm" svg:height="0.9cm" svg:x="0cm" svg:y="0.973cm">
            <text:p text:style-name="P26"><text:span text:style-name="T31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12" draw:text-style-name="P27" xml:id="id44" draw:id="id44" draw:layer="layout" svg:width="2.422cm" svg:height="0.8cm" svg:x="-0.122cm" svg:y="5.3cm">
            <text:p text:style-name="P26"><text:span text:style-name="T31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13" draw:text-style-name="P27" xml:id="id26" draw:id="id26" draw:layer="layout" svg:width="1.4cm" svg:height="1.2cm" svg:x="3.4cm" svg:y="7.3cm">
            <text:p text:style-name="P26"><text:span text:style-name="T31">SLA</text:span></text:p>
            <text:p text:style-name="P26"><text:span text:style-name="T31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3.4cm" svg:y1="7.9cm" svg:x2="2.4cm" svg:y2="6.45cm" draw:start-shape="id26" draw:start-glue-point="3" draw:end-shape="id27" draw:end-glue-point="6" svg:d="M3400 7900l-1000-1450" svg:viewBox="0 0 1001 1451">
            <text:p/>
          </draw:connector>
          <draw:custom-shape draw:name="CustomShape 8_17" draw:style-name="gr112" draw:text-style-name="P27" draw:layer="layout" svg:width="2.422cm" svg:height="0.8cm" svg:x="-0.222cm" svg:y="6.8cm">
            <text:p text:style-name="P26"><text:span text:style-name="T31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4" draw:text-style-name="P44" xml:id="id27" draw:id="id2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03" draw:text-style-name="P42" draw:layer="layout" svg:width="2.4cm" svg:height="0.8cm" svg:x="2.2cm" svg:y="0cm">
            <text:p text:style-name="P41"><text:span text:style-name="T29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7.4cm" svg:y1="7.7cm" svg:x2="2.4cm" svg:y2="6.45cm" draw:start-shape="id28" draw:start-glue-point="3" draw:end-shape="id27" draw:end-glue-point="6" svg:d="M7400 7700l-5000-1250" svg:viewBox="0 0 5001 1251">
            <text:p/>
          </draw:connector>
          <draw:custom-shape draw:name="CustomShape 8_20" draw:style-name="gr103" draw:text-style-name="P42" draw:layer="layout" svg:width="2.4cm" svg:height="0.8cm" svg:x="7.2cm" svg:y="0cm">
            <text:p text:style-name="P41"><text:span text:style-name="T29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03" draw:text-style-name="P42" draw:layer="layout" svg:width="2.4cm" svg:height="0.8cm" svg:x="12cm" svg:y="0cm">
            <text:p text:style-name="P41"><text:span text:style-name="T29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03" draw:text-style-name="P42" draw:layer="layout" svg:width="2.4cm" svg:height="0.8cm" svg:x="21.3cm" svg:y="0cm">
            <text:p text:style-name="P41"><text:span text:style-name="T29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03" draw:text-style-name="P42" draw:layer="layout" svg:width="2.4cm" svg:height="0.8cm" svg:x="16.6cm" svg:y="0cm">
            <text:p text:style-name="P41"><text:span text:style-name="T29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15" draw:text-style-name="P27" xml:id="id29" draw:id="id29" draw:layer="layout" svg:width="1.9cm" svg:height="1.2cm" svg:x="14.544cm" svg:y="7.079cm">
            <text:p text:style-name="P26"><text:span text:style-name="T31">Al2As</text:span></text:p>
            <text:p text:style-name="P26"><text:span text:style-name="T31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4.544cm" svg:y1="7.679cm" svg:x2="1.9cm" svg:y2="12.25cm" draw:start-shape="id29" draw:start-glue-point="3" draw:end-shape="id25" draw:end-glue-point="1" svg:d="M14544 7679l-12644 4571" svg:viewBox="0 0 12645 4572">
            <text:p/>
          </draw:connector>
          <draw:custom-shape draw:name="CustomShape 8_26" draw:style-name="gr116" draw:text-style-name="P27" xml:id="id30" draw:id="id30" draw:layer="layout" svg:width="1.7cm" svg:height="1.2cm" svg:x="15cm" svg:y="5.2cm">
            <text:p text:style-name="P26"><text:span text:style-name="T31">r635</text:span></text:p>
            <text:p text:style-name="P26"><text:span text:style-name="T31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5cm" svg:y1="5.8cm" svg:x2="2.4cm" svg:y2="6.45cm" draw:start-shape="id30" draw:start-glue-point="3" draw:end-shape="id27" draw:end-glue-point="6" svg:d="M15000 5800l-12600 650" svg:viewBox="0 0 12601 651">
            <text:p/>
          </draw:connector>
          <draw:custom-shape draw:name="CustomShape 8_18" draw:style-name="gr117" draw:text-style-name="P27" xml:id="id28" draw:id="id28" draw:layer="layout" svg:width="2.5cm" svg:height="1.2cm" svg:x="7.4cm" svg:y="7.1cm">
            <text:p text:style-name="P26"><text:span text:style-name="T31">Leaf</text:span><text:span text:style-name="T31">Width</text:span></text:p>
            <text:p text:style-name="P26"><text:span text:style-name="T31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18" draw:text-style-name="P27" xml:id="id31" draw:id="id31" draw:layer="layout" svg:width="2.8cm" svg:height="1.2cm" svg:x="3.6cm" svg:y="17.4cm">
            <text:p text:style-name="P26"><text:span text:style-name="T31">WoodDensity</text:span></text:p>
            <text:p text:style-name="P26"><text:span text:style-name="T31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3.6cm" svg:y1="18cm" svg:x2="1.9cm" svg:y2="12.25cm" draw:start-shape="id31" draw:start-glue-point="3" draw:end-shape="id25" draw:end-glue-point="1" svg:d="M3600 18000l-1700-5750" svg:viewBox="0 0 1701 5751">
            <text:p/>
          </draw:connector>
          <draw:custom-shape draw:name="CustomShape 8_28" draw:style-name="gr118" draw:text-style-name="P27" xml:id="id32" draw:id="id32" draw:layer="layout" svg:width="2.8cm" svg:height="1.2cm" svg:x="7cm" svg:y="8.3cm">
            <text:p text:style-name="P26"><text:span text:style-name="T31">LeafDensity</text:span></text:p>
            <text:p text:style-name="P26"><text:span text:style-name="T31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7cm" svg:y1="8.9cm" svg:x2="1.9cm" svg:y2="12.25cm" draw:start-shape="id32" draw:start-glue-point="3" draw:end-shape="id25" draw:end-glue-point="1" svg:d="M7000 8900l-5100 3350" svg:viewBox="0 0 5101 3351">
            <text:p/>
          </draw:connector>
          <draw:custom-shape draw:name="CustomShape 8_29" draw:style-name="gr119" draw:text-style-name="P27" xml:id="id33" draw:id="id33" draw:layer="layout" svg:width="2.7cm" svg:height="1.2cm" svg:x="23.336cm" svg:y="17.241cm">
            <text:p text:style-name="P26"><text:span text:style-name="T31">StemPI0 / StemEPS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3.336cm" svg:y1="17.841cm" svg:x2="6.4cm" svg:y2="18cm" draw:start-shape="id33" draw:start-glue-point="3" draw:end-shape="id31" draw:end-glue-point="1" svg:d="M23336 17841l-16936 159" svg:viewBox="0 0 16937 160">
            <text:p/>
          </draw:connector>
          <draw:custom-shape draw:name="CustomShape 8_30" draw:style-name="gr120" draw:text-style-name="P27" xml:id="id34" draw:id="id34" draw:layer="layout" svg:width="2.1cm" svg:height="1.2cm" svg:x="8.7cm" svg:y="10.7cm">
            <text:p text:style-name="P26"><text:span text:style-name="T31">Psi_Critic</text:span></text:p>
            <text:p text:style-name="P26"><text:span text:style-name="T31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8.7cm" svg:y1="11.3cm" svg:x2="1.9cm" svg:y2="12.25cm" draw:start-shape="id34" draw:start-glue-point="3" draw:end-shape="id25" draw:end-glue-point="1" svg:d="M8700 11300l-6800 950" svg:viewBox="0 0 6801 951">
            <text:p/>
          </draw:connector>
          <draw:custom-shape draw:name="CustomShape 8_31" draw:style-name="gr121" draw:text-style-name="P27" xml:id="id35" draw:id="id35" draw:layer="layout" svg:width="2.6cm" svg:height="1.2cm" svg:x="12cm" svg:y="11cm">
            <text:p text:style-name="P26"><text:span text:style-name="T31">VCstem_c/VCstem_d</text:span></text:p>
            <text:p text:style-name="P26"><text:span text:style-name="T31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2cm" svg:y1="11.6cm" svg:x2="10.8cm" svg:y2="11.3cm" draw:start-shape="id35" draw:start-glue-point="3" draw:end-shape="id34" draw:end-glue-point="1" svg:d="M12000 11600l-1200-300" svg:viewBox="0 0 1201 301">
            <text:p/>
          </draw:connector>
          <draw:custom-shape draw:name="CustomShape 8_32" draw:style-name="gr115" draw:text-style-name="P27" xml:id="id36" draw:id="id36" draw:layer="layout" svg:width="1.9cm" svg:height="1.2cm" svg:x="24.1cm" svg:y="8.9cm">
            <text:p text:style-name="P26"><text:span text:style-name="T31">VCroot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4.1cm" svg:y1="9.5cm" svg:x2="10.8cm" svg:y2="11.3cm" draw:start-shape="id36" draw:start-glue-point="3" draw:end-shape="id34" draw:end-glue-point="1" svg:d="M24100 9500l-13300 1800" svg:viewBox="0 0 13301 1801">
            <text:p/>
          </draw:connector>
          <draw:custom-shape draw:name="CustomShape 8_33" draw:style-name="gr122" draw:text-style-name="P27" xml:id="id38" draw:id="id38" draw:layer="layout" svg:width="2.4cm" svg:height="1.2cm" svg:x="14.6cm" svg:y="11cm">
            <text:p text:style-name="P26"><text:span text:style-name="T31">Psi_Extract</text:span></text:p>
            <text:p text:style-name="P26"><text:span text:style-name="T31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10" draw:text-style-name="P27" xml:id="id37" draw:id="id37" draw:layer="layout" svg:width="3.5cm" svg:height="1.2cm" svg:x="16.8cm" svg:y="12.204cm">
            <text:p text:style-name="P26"><text:span text:style-name="T31">LeafPI0 /</text:span><text:span text:style-name="T31">LeafEPS</text:span></text:p>
            <text:p text:style-name="P26"><text:span text:style-name="T31">(65%/</text:span><text:span text:style-name="T31">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6.8cm" svg:y1="12.804cm" svg:x2="1.9cm" svg:y2="12.25cm" draw:start-shape="id37" draw:start-glue-point="3" draw:end-shape="id25" draw:end-glue-point="1" svg:d="M16800 12804l-14900-554" svg:viewBox="0 0 14901 555">
            <text:p/>
          </draw:connector>
          <draw:connector draw:style-name="gr109" draw:text-style-name="P38" draw:layer="layout" draw:type="line" svg:x1="15.8cm" svg:y1="12.2cm" svg:x2="16.8cm" svg:y2="12.804cm" draw:start-shape="id38" draw:start-glue-point="2" draw:end-shape="id37" draw:end-glue-point="3" svg:d="M15800 12200l1000 604" svg:viewBox="0 0 1001 605">
            <text:p/>
          </draw:connector>
          <draw:custom-shape draw:name="CustomShape 8_35" draw:style-name="gr123" draw:text-style-name="P27" xml:id="id39" draw:id="id39" draw:layer="layout" svg:width="2.2cm" svg:height="1.2cm" svg:x="23.9cm" svg:y="11.1cm">
            <text:p text:style-name="P26"><text:span text:style-name="T31">VCleaf_c/VCleaf_d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3.9cm" svg:y1="11.7cm" svg:x2="20.3cm" svg:y2="12.804cm" draw:start-shape="id39" draw:start-glue-point="3" draw:end-shape="id37" draw:end-glue-point="1" svg:d="M23900 11700l-3600 1104" svg:viewBox="0 0 3601 1105">
            <text:p/>
          </draw:connector>
          <draw:custom-shape draw:name="CustomShape 8_36" draw:style-name="gr124" draw:text-style-name="P27" xml:id="id40" draw:id="id40" draw:layer="layout" svg:width="2cm" svg:height="1.2cm" svg:x="19.3cm" svg:y="14.2cm">
            <text:p text:style-name="P26"><text:span text:style-name="T31">Gswmax</text:span></text:p>
            <text:p text:style-name="P26"><text:span text:style-name="T31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9.3cm" svg:y1="14.8cm" svg:x2="1.9cm" svg:y2="12.25cm" draw:start-shape="id40" draw:start-glue-point="3" draw:end-shape="id25" draw:end-glue-point="1" svg:d="M19300 14800l-17400-2550" svg:viewBox="0 0 17401 2551">
            <text:p/>
          </draw:connector>
          <draw:custom-shape draw:name="CustomShape 8_37" draw:style-name="gr124" draw:text-style-name="P27" xml:id="id41" draw:id="id41" draw:layer="layout" svg:width="2cm" svg:height="1.2cm" svg:x="17.5cm" svg:y="15.5cm">
            <text:p text:style-name="P26"><text:span text:style-name="T31">Gswmin</text:span></text:p>
            <text:p text:style-name="P26"><text:span text:style-name="T31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7.5cm" svg:y1="16.1cm" svg:x2="1.9cm" svg:y2="12.25cm" draw:start-shape="id41" draw:start-glue-point="3" draw:end-shape="id25" draw:end-glue-point="1" svg:d="M17500 16100l-15600-3850" svg:viewBox="0 0 15601 3851">
            <text:p/>
          </draw:connector>
          <draw:custom-shape draw:name="CustomShape 8_38" draw:style-name="gr118" draw:text-style-name="P27" xml:id="id42" draw:id="id42" draw:layer="layout" svg:width="2.8cm" svg:height="1.2cm" svg:x="23.6cm" svg:y="14.2cm">
            <text:p text:style-name="P26"><text:span text:style-name="T31">VCleaf_kmax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3.6cm" svg:y1="14.8cm" svg:x2="21.3cm" svg:y2="14.8cm" draw:start-shape="id42" draw:start-glue-point="3" draw:end-shape="id40" draw:end-glue-point="1" svg:d="M23600 14800h-2300" svg:viewBox="0 0 2301 1">
            <text:p/>
          </draw:connector>
          <draw:custom-shape draw:name="CustomShape 8_39" draw:style-name="gr125" draw:text-style-name="P27" xml:id="id43" draw:id="id43" draw:layer="layout" svg:width="3.1cm" svg:height="2.7cm" svg:x="23.3cm" svg:y="3.8cm">
            <text:p text:style-name="P26"><text:span text:style-name="T32">Radiation/rain interception parameters</text:span></text:p>
            <text:p text:style-name="P26"><text:span text:style-name="T3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26" draw:text-style-name="P38" draw:layer="layout" draw:type="line" svg:x1="23.3cm" svg:y1="5.15cm" svg:x2="2.3cm" svg:y2="5.7cm" draw:start-shape="id43" draw:start-glue-point="3" draw:end-shape="id44" draw:end-glue-point="1" svg:d="M23300 5150l-21000 550" svg:viewBox="0 0 21001 551">
            <text:p/>
          </draw:connector>
          <draw:custom-shape draw:name="CustomShape 8_40" draw:style-name="gr127" draw:text-style-name="P27" xml:id="id45" draw:id="id45" draw:layer="layout" svg:width="3.4cm" svg:height="1.2cm" svg:x="12.5cm" svg:y="14.1cm">
            <text:p text:style-name="P26"><text:span text:style-name="T31">Kmax_stemxylem</text:span></text:p>
            <text:p text:style-name="P26"><text:span text:style-name="T3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2.5cm" svg:y1="14.7cm" svg:x2="1.9cm" svg:y2="12.25cm" draw:start-shape="id45" draw:start-glue-point="3" draw:end-shape="id25" draw:end-glue-point="1" svg:d="M12500 14700l-10600-2450" svg:viewBox="0 0 10601 2451">
            <text:p/>
          </draw:connector>
          <draw:custom-shape draw:name="CustomShape 8_41" draw:style-name="gr116" draw:text-style-name="P27" xml:id="id46" draw:id="id46" draw:layer="layout" svg:width="1.7cm" svg:height="1.2cm" svg:x="18.2cm" svg:y="3.7cm">
            <text:p text:style-name="P26"><text:span text:style-name="T31">SAV</text:span></text:p>
            <text:p text:style-name="P26"><text:span text:style-name="T31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8.2cm" svg:y1="4.3cm" svg:x2="2.4cm" svg:y2="6.45cm" draw:start-shape="id46" draw:start-glue-point="3" draw:end-shape="id27" draw:end-glue-point="6" svg:d="M18200 4300l-15800 2150" svg:viewBox="0 0 15801 2151">
            <text:p/>
          </draw:connector>
          <draw:custom-shape draw:name="CustomShape 8_42" draw:style-name="gr117" draw:text-style-name="P27" xml:id="id47" draw:id="id47" draw:layer="layout" svg:width="2.5cm" svg:height="1.2cm" svg:x="15.2cm" svg:y="2.8cm">
            <text:p text:style-name="P26"><text:span text:style-name="T31">HeatContent</text:span></text:p>
            <text:p text:style-name="P26"><text:span text:style-name="T31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5.2cm" svg:y1="3.4cm" svg:x2="2.4cm" svg:y2="6.45cm" draw:start-shape="id47" draw:start-glue-point="3" draw:end-shape="id27" draw:end-glue-point="6" svg:d="M15200 3400l-12800 3050" svg:viewBox="0 0 12801 3051">
            <text:p/>
          </draw:connector>
          <draw:custom-shape draw:name="CustomShape 8_43" draw:style-name="gr128" draw:text-style-name="P27" xml:id="id48" draw:id="id48" draw:layer="layout" svg:width="2.9cm" svg:height="1.2cm" svg:x="19.4cm" svg:y="5.7cm">
            <text:p text:style-name="P26"><text:span text:style-name="T31">LigninContent</text:span></text:p>
            <text:p text:style-name="P26"><text:span text:style-name="T31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9.4cm" svg:y1="6.3cm" svg:x2="2.4cm" svg:y2="6.45cm" draw:start-shape="id48" draw:start-glue-point="3" draw:end-shape="id27" draw:end-glue-point="6" svg:d="M19400 6300l-17000 150" svg:viewBox="0 0 17001 151">
            <text:p/>
          </draw:connector>
          <draw:custom-shape draw:name="CustomShape 8_44" draw:style-name="gr129" draw:text-style-name="P27" xml:id="id49" draw:id="id49" draw:layer="layout" svg:width="1.8cm" svg:height="1.2cm" svg:x="4.2cm" svg:y="15.4cm">
            <text:p text:style-name="P26"><text:span text:style-name="T31">Nleaf</text:span></text:p>
            <text:p text:style-name="P26"><text:span text:style-name="T31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4.2cm" svg:y1="16cm" svg:x2="1.9cm" svg:y2="12.25cm" draw:start-shape="id49" draw:start-glue-point="3" draw:end-shape="id25" draw:end-glue-point="1" svg:d="M4200 16000l-2300-3750" svg:viewBox="0 0 2301 3751">
            <text:p/>
          </draw:connector>
          <draw:custom-shape draw:name="CustomShape 8_45" draw:style-name="gr123" draw:text-style-name="P27" xml:id="id51" draw:id="id51" draw:layer="layout" svg:width="2.2cm" svg:height="1.2cm" svg:x="13.1cm" svg:y="16.7cm">
            <text:p text:style-name="P26"><text:span text:style-name="T31">Vmax298</text:span></text:p>
            <text:p text:style-name="P26"><text:span text:style-name="T3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20" draw:text-style-name="P27" xml:id="id50" draw:id="id50" draw:layer="layout" svg:width="2.1cm" svg:height="1.2cm" svg:x="15.8cm" svg:y="16.7cm">
            <text:p text:style-name="P26"><text:span text:style-name="T31">Jmax298</text:span></text:p>
            <text:p text:style-name="P26"><text:span text:style-name="T31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5.8cm" svg:y1="17.3cm" svg:x2="15.3cm" svg:y2="17.3cm" draw:start-shape="id50" draw:start-glue-point="3" draw:end-shape="id51" draw:end-glue-point="1" svg:d="M15800 17300h-500" svg:viewBox="0 0 501 1">
            <text:p/>
          </draw:connector>
          <draw:connector draw:style-name="gr109" draw:text-style-name="P38" draw:layer="layout" draw:type="line" svg:x1="13.1cm" svg:y1="17.3cm" svg:x2="6cm" svg:y2="16cm" draw:start-shape="id51" draw:start-glue-point="3" draw:end-shape="id49" draw:end-glue-point="1" svg:d="M13100 17300l-7100-1300" svg:viewBox="0 0 7101 1301">
            <text:p/>
          </draw:connector>
          <draw:connector draw:style-name="gr109" draw:text-style-name="P38" draw:layer="layout" draw:type="line" svg:x1="13.1cm" svg:y1="17.3cm" svg:x2="4.1cm" svg:y2="8.5cm" draw:start-shape="id51" draw:start-glue-point="3" draw:end-shape="id26" draw:end-glue-point="2" svg:d="M13100 17300l-9000-8800" svg:viewBox="0 0 9001 8801">
            <text:p/>
          </draw:connector>
          <draw:custom-shape draw:name="CustomShape 8_47" draw:style-name="gr130" draw:text-style-name="P46" xml:id="id52" draw:id="id52" draw:layer="layout" svg:width="2.7cm" svg:height="1.227cm" svg:x="7cm" svg:y="0.8cm">
            <text:p text:style-name="P45"><text:span text:style-name="T31">LeafDuration</text:span></text:p>
            <text:p text:style-name="P45"><text:span text:style-name="T31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7cm" svg:y1="1.413cm" svg:x2="3.2cm" svg:y2="1.423cm" draw:start-shape="id52" draw:start-glue-point="3" draw:end-shape="id53" draw:end-glue-point="1" svg:d="M7000 1413l-3800 10" svg:viewBox="0 0 3801 11">
            <text:p/>
          </draw:connector>
          <draw:custom-shape draw:name="CustomShape 8_14" draw:style-name="gr131" draw:text-style-name="P27" xml:id="id54" draw:id="id54" draw:layer="layout" svg:width="2.3cm" svg:height="1.2cm" svg:x="21.4cm" svg:y="12.904cm">
            <text:p text:style-name="P26"><text:span text:style-name="T31">LeafA</text:span><text:span text:style-name="T31">F</text:span></text:p>
            <text:p text:style-name="P26"><text:span text:style-name="T31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21.4cm" svg:y1="13.504cm" svg:x2="1.9cm" svg:y2="12.25cm" draw:start-shape="id54" draw:start-glue-point="3" draw:end-shape="id25" draw:end-glue-point="1" svg:d="M21400 13504l-19500-1254" svg:viewBox="0 0 19501 1255">
            <text:p/>
          </draw:connector>
          <draw:custom-shape draw:name="CustomShape 8_24" draw:style-name="gr123" draw:text-style-name="P27" xml:id="id55" draw:id="id55" draw:layer="layout" svg:width="2.2cm" svg:height="1.2cm" svg:x="14.4cm" svg:y="15.7cm">
            <text:p text:style-name="P26"><text:span text:style-name="T31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9" draw:text-style-name="P38" draw:layer="layout" draw:type="line" svg:x1="14.4cm" svg:y1="16.3cm" svg:x2="1.9cm" svg:y2="12.265cm" draw:start-shape="id5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MS Mincho" svg:font-family="'MS Mincho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2-04-29T17:49:17.740896700</dc:date>
    <meta:editing-cycles>221</meta:editing-cycles>
    <dc:title>Presentación de PowerPoint</dc:title>
    <meta:editing-duration>P1DT15H49M58S</meta:editing-duration>
    <meta:generator>LibreOffice/6.4.7.2$Linux_X86_64 LibreOffice_project/40$Build-2</meta:generator>
    <meta:document-statistic meta:object-count="7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